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color="#e03e2d" loext:opacity="100%"/>
    </style:style>
    <style:style style:name="T2" style:family="text">
      <style:text-properties fo:background-color="#ff3ecb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2a6099" loext:char-shading-value="0"/>
    </style:style>
    <style:style style:name="T5" style:family="text">
      <style:text-properties fo:background-color="#00a933" loext:char-shading-value="0"/>
    </style:style>
    <style:style style:name="T6" style:family="text">
      <style:text-properties fo:background-color="#c9211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omi and Ruth are on the stage. </text:p>
      <text:p text:style-name="P1"><text:span text:style-name="Strong_20_Emphasis"><text:span text:style-name="T1">The narrator begins reading.</text:span></text:span> </text:p>
      <text:p text:style-name="Standard">Ruth and Naomi are talking. Then Ruth goes out to the field, and Naomi leaves the stage. The reapers enter and reap, and Ruth reaps with them. </text:p>
      <text:p text:style-name="Standard">Boaz enters the field and speaks to the reapers. </text:p>
      <text:p text:style-name="Standard">The servant in charge, Ruth, and Boaz talk together. </text:p>
      <text:p text:style-name="Standard">At mealtime, Boaz and Ruth sit at the table during the discussion with many reapers. </text:p>
      <text:p text:style-name="Standard">At reaping in the fields, Ruth returns home to Naomi and they talk together. </text:p>
      <text:p text:style-name="Standard"/>
      <text:p text:style-name="Standard">And Naomi had a kinsman of her husband’s, a mighty man of wealth, of the family of Elimelech; and his name was Boaz. 2 And Ruth the Moabitess said unto Naomi, <text:span text:style-name="T2">Let me now go to the field, and glean ears of corn after him in whose sight I shall find grace.</text:span> And she said unto her, <text:span text:style-name="T3">Go, my daughter.</text:span> 3 And she went, and came, and gleaned in the field after the reapers: and her hap was to light on a part of the field belonging unto Boaz, who was of the kindred of Elimelech.</text:p>
      <text:p text:style-name="Standard">4 And, behold, Boaz came from Bethlehem, and said unto the reapers, <text:span text:style-name="T4">The Lord be with you.</text:span> And they answered him, <text:span text:style-name="T5">The Lord bless thee.</text:span> 5 Then said Boaz unto his servant that was set over the reapers, <text:span text:style-name="T4">Whose damsel is this?</text:span> 6 And the servant that was set over the reapers answered and said, <text:span text:style-name="T6">It is the Moabitish damsel that came back with Naomi out of the country of Moab: 7 And she said, I pray you, let me glean and gather after the reapers among the sheaves: so she came, and hath continued even from the morning until now, that she tarried a little in the house.</text:span> 8 Then said Boaz unto Ruth, <text:span text:style-name="T4">Hearest thou not, my daughter? Go not to glean in another field, neither go from hence, but abide here fast by my maidens: 9 Let thine eyes be on the field that they do reap, and go thou after them: have I not charged the young men that they shall not touch thee? and when thou art athirst, go unto the vessels, and drink of that which the young men have drawn.</text:span> 10 Then she fell on her face, and bowed herself to the ground, and said unto him, <text:span text:style-name="T2">Why have I found grace in thine eyes, that thou shouldest take knowledge of me, seeing I am a stranger?</text:span> 11 And Boaz answered and said unto her, <text:span text:style-name="T4">It hath fully been shewed me, all that thou hast done unto thy mother in law since the death of thine husband: and how thou hast left thy father and thy mother, and the land of thy nativity, and art come unto a people which thou knewest not heretofore. 12 The Lord recompense thy work, and a full reward be given thee of the Lord God of Israel, under whose wings thou art come to trust.</text:span> 13 Then she said, <text:span text:style-name="T2">Let me find favour in thy sight, my lord; for that thou hast comforted me, and for that thou hast spoken friendly unto thine handmaid, though I be not like unto one of thine handmaidens.</text:span> 14 And Boaz said unto her, <text:span text:style-name="T4">At mealtime come thou hither, and eat of the bread, and dip thy morsel in the vinegar.</text:span> And she sat beside the reapers: and he reached her parched corn, and she did eat, and was sufficed, and left. 15 And when she was risen up to glean, Boaz commanded his young men, saying, <text:span text:style-name="T4">Let her glean even among the sheaves, and reproach her not: 16 And let fall also some of the handfuls of purpose for her, and leave them, that she may glean them, and rebuke her not.</text:span></text:p>
      <text:p text:style-name="Standard">17 So she gleaned in the field until even, and beat out that she had gleaned: and it was about an ephah of barley. 18 And she took it up, and went into the city: and her mother in law saw what she had gleaned: and she brought forth, and gave to her that she had reserved after she was sufficed. 19 And her mother in law said unto her, <text:span text:style-name="T3">Where hast thou gleaned to day? and where wroughtest thou? blessed be he that did take knowledge of thee.</text:span> And she shewed her mother in law with whom she had wrought, and said, <text:span text:style-name="T2">The man’s name with whom I wrought to day is Boaz.</text:span> 20 And Naomi said unto her daughter in law, <text:span text:style-name="T3">Blessed be he of the Lord, who hath not left off his kindness to the living and to the dead.</text:span> And Naomi said unto her, <text:span text:style-name="T3">The man is near of kin </text:span><text:soft-page-break/><text:span text:style-name="T3">unto us, one of our next kinsmen.</text:span> 21 And Ruth the Moabitess said, <text:span text:style-name="T2">He said unto me also, Thou shalt keep fast by my young men, until they have ended all my harvest.</text:span> 22 And Naomi said unto Ruth her daughter in law, <text:span text:style-name="T3">It is good, my daughter, that thou go out with his maidens, that they meet thee not in any other field.</text:span> 23 So she kept fast by the maidens of Boaz to glean unto the end of barley harvest and of wheat harvest; and dwelt with her mother in law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21:11:27.893236279</meta:creation-date>
    <dc:title>letter</dc:title>
    <meta:editing-duration>PT8M42S</meta:editing-duration>
    <meta:editing-cycles>3</meta:editing-cycles>
    <meta:generator>LibreOffice/24.8.5.2$Linux_X86_64 LibreOffice_project/480$Build-2</meta:generator>
    <dc:date>2025-04-15T11:35:46.659507848</dc:date>
    <meta:document-statistic meta:table-count="0" meta:image-count="0" meta:object-count="0" meta:page-count="2" meta:paragraph-count="10" meta:word-count="870" meta:character-count="4395" meta:non-whitespace-character-count="3528"/>
    <meta:template xlink:type="simple" xlink:actuate="onRequest" xlink:title="letter" xlink:href="../../../../../home/aaron/Templates/letter.ott" meta:date="2025-04-09T21:11:26.539222763"/>
  </office:meta>
</office:document-meta>
</file>